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4.983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2.104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10.601cm"/>
    </style:style>
    <style:style style:name="co11" style:family="table-column">
      <style:table-column-properties fo:break-before="auto" style:column-width="10.084cm"/>
    </style:style>
    <style:style style:name="co12" style:family="table-column">
      <style:table-column-properties fo:break-before="auto" style:column-width="17.482cm"/>
    </style:style>
    <style:style style:name="co13" style:family="table-column">
      <style:table-column-properties fo:break-before="auto" style:column-width="18.6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odo list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Design the HTML templates: Create the index.html template and any other necessary HTML templates for registration, login, posts, comments, and private messages. Structure the templates with appropriate placeholders for dynamic content.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Implement the database functionality: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et up the SQLite database and create the necessary tables (use migrations).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Write the database connection code in db/database.go.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mplement functions in db/database.go to handle database operations like user registration, login, post creation, comment creation, and message storage/retrieval.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Handle registration and login: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mplement the registration handler in handlers/auth.go to handle the form submission, validate the input, and store the user data in the database.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mplement the login handler in handlers/auth.go to handle user authentication based on the nickname or email combined with the password.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mplement post and comment functionality: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reate the HTML form for creating posts in the index.html template.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mplement the post creation handler in handlers/posts.go to handle the form submission, validate the input, and store the post data in the database.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Design the frontend display for posts and comments using HTML and CSS.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mplement the logic in handlers/posts.go to retrieve and display posts in the feed.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mplement the comment creation handler in handlers/posts.go to handle comment submission and store the comment data in the database.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et up WebSocket connections: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reate the JavaScript file static/main.js to handle WebSocket connections and events.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mplement WebSocket connection handling in utils/websocket.go on the server-side.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Establish WebSocket connections in the frontend using JavaScript and handle events like new message notifications, user status updates, and chat reloading.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ivate message functionality: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Design the HTML layout for showing online/offline users and the chat window.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mplement the logic in handlers/messages.go to handle private messages, including sending and storing messages in the database.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mplement the functionality to display online/offline users and organize them based on the last message sent.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Handle the click event on a user to reload past messages in the chat window.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mplement message reloading functionality to fetch and display previous messages between users.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tyling and CSS: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pply CSS styles to the HTML elements to enhance the visual appearance of the pages.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e CSS to stylize the elements of the chat window, online/offline user section, and other UI components.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1"/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following is old do not use</text:p>
          </table:table-cell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reate database when server starts</text:p>
          </table:table-cell>
          <table:table-cell office:value-type="string" calcext:value-type="string">
            <text:p>check if database already exist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erver setup</text:p>
          </table:table-cell>
          <table:table-cell office:value-type="string" calcext:value-type="string">
            <text:p>create code to set up a server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reate queries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atabase structure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8" office:value-type="string" calcext:value-type="string">
            <text:p><text:a xlink:href="https://01.kood.tech/git/Chillius/real-time-forum/issues/5" xlink:type="simple">create comments table</text:a></text:p>
          </table:table-cell>
          <table:table-cell table:style-name="ce8" office:value-type="string" calcext:value-type="string">
            <text:p>comments table will have fields: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5" xlink:type="simple">create comments table</text:a></text:p>
          </table:table-cell>
          <table:table-cell table:style-name="ce8" office:value-type="string" calcext:value-type="string">
            <text:p>comment_id: uui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5" xlink:type="simple">create comments table</text:a></text:p>
          </table:table-cell>
          <table:table-cell table:style-name="ce8" office:value-type="string" calcext:value-type="string">
            <text:p>post_id: uui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5" xlink:type="simple">create comments table</text:a></text:p>
          </table:table-cell>
          <table:table-cell table:style-name="ce8" office:value-type="string" calcext:value-type="string">
            <text:p>user_id: uui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5" xlink:type="simple">create comments table</text:a></text:p>
          </table:table-cell>
          <table:table-cell table:style-name="ce8" office:value-type="string" calcext:value-type="string">
            <text:p>comment_content: varchar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5" xlink:type="simple">create comments table</text:a></text:p>
          </table:table-cell>
          <table:table-cell table:style-name="ce8" office:value-type="string" calcext:value-type="string">
            <text:p>comment_date: rea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8" office:value-type="string" calcext:value-type="string">
            <text:p><text:a xlink:href="https://01.kood.tech/git/Chillius/real-time-forum/issues/4" xlink:type="simple">create messages table</text:a> </text:p>
          </table:table-cell>
          <table:table-cell table:style-name="ce8" office:value-type="string" calcext:value-type="string">
            <text:p>messages table will have fields: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4" xlink:type="simple">create messages table</text:a> </text:p>
          </table:table-cell>
          <table:table-cell table:style-name="ce8" office:value-type="string" calcext:value-type="string">
            <text:p>message_id: uui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4" xlink:type="simple">create messages table</text:a> </text:p>
          </table:table-cell>
          <table:table-cell table:style-name="ce8" office:value-type="string" calcext:value-type="string">
            <text:p>user_id_from: uui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4" xlink:type="simple">create messages table</text:a> </text:p>
          </table:table-cell>
          <table:table-cell table:style-name="ce8" office:value-type="string" calcext:value-type="string">
            <text:p>user_id_receiver: uui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4" xlink:type="simple">create messages table</text:a> </text:p>
          </table:table-cell>
          <table:table-cell table:style-name="ce8" office:value-type="string" calcext:value-type="string">
            <text:p>message_content: varchar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4" xlink:type="simple">create messages table</text:a> </text:p>
          </table:table-cell>
          <table:table-cell table:style-name="ce8" office:value-type="string" calcext:value-type="string">
            <text:p>message_date: rea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8" office:value-type="string" calcext:value-type="string">
            <text:p><text:a xlink:href="https://01.kood.tech/git/Chillius/real-time-forum/issues/3" xlink:type="simple">create posts table</text:a> </text:p>
          </table:table-cell>
          <table:table-cell table:style-name="ce8" office:value-type="string" calcext:value-type="string">
            <text:p>posts table will have fields: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3" xlink:type="simple">create posts table</text:a> </text:p>
          </table:table-cell>
          <table:table-cell table:style-name="ce8" office:value-type="string" calcext:value-type="string">
            <text:p>post_id: uui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3" xlink:type="simple">create posts table</text:a> </text:p>
          </table:table-cell>
          <table:table-cell table:style-name="ce8" office:value-type="string" calcext:value-type="string">
            <text:p>user_id: uuid</text:p>
          </table:table-cell>
          <table:table-cell table:number-columns-repeated="5"/>
          <table:table-cell table:style-name="ce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3" xlink:type="simple">create posts table</text:a> </text:p>
          </table:table-cell>
          <table:table-cell table:style-name="ce8" office:value-type="string" calcext:value-type="string">
            <text:p>post_category: varchar</text:p>
          </table:table-cell>
          <table:table-cell table:number-columns-repeated="5"/>
          <table:table-cell table:style-name="ce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3" xlink:type="simple">create posts table</text:a> </text:p>
          </table:table-cell>
          <table:table-cell table:style-name="ce8" office:value-type="string" calcext:value-type="string">
            <text:p>post_title: varchar</text:p>
          </table:table-cell>
          <table:table-cell table:number-columns-repeated="5"/>
          <table:table-cell table:style-name="ce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3" xlink:type="simple">create posts table</text:a> </text:p>
          </table:table-cell>
          <table:table-cell table:style-name="ce8" office:value-type="string" calcext:value-type="string">
            <text:p>post_created_date: real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3" xlink:type="simple">create posts table</text:a> </text:p>
          </table:table-cell>
          <table:table-cell table:style-name="ce8" office:value-type="string" calcext:value-type="string">
            <text:p>post_content: varchar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8" office:value-type="string" calcext:value-type="string">
            <text:p><text:a xlink:href="https://01.kood.tech/git/Chillius/real-time-forum/issues/2" xlink:type="simple">create sessions table</text:a> </text:p>
          </table:table-cell>
          <table:table-cell table:style-name="ce8" office:value-type="string" calcext:value-type="string">
            <text:p>Add there fields to the table: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2" xlink:type="simple">create sessions table</text:a> </text:p>
          </table:table-cell>
          <table:table-cell table:style-name="ce8" office:value-type="string" calcext:value-type="string">
            <text:p>user_id: uuid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2" xlink:type="simple">create sessions table</text:a> </text:p>
          </table:table-cell>
          <table:table-cell table:style-name="ce8" office:value-type="string" calcext:value-type="string">
            <text:p>session_id: uuid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2" xlink:type="simple">create sessions table</text:a> </text:p>
          </table:table-cell>
          <table:table-cell table:style-name="ce8" office:value-type="string" calcext:value-type="string">
            <text:p>session_expiration: real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8" office:value-type="string" calcext:value-type="string">
            <text:p><text:a xlink:href="https://01.kood.tech/git/Chillius/real-time-forum/issues/1" xlink:type="simple">create users table</text:a> </text:p>
          </table:table-cell>
          <table:table-cell table:style-name="ce8" office:value-type="string" calcext:value-type="string">
            <text:p>Table must contain fields: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1" xlink:type="simple">create users table</text:a> </text:p>
          </table:table-cell>
          <table:table-cell table:style-name="ce8" office:value-type="string" calcext:value-type="string">
            <text:p>ID: uuid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1" xlink:type="simple">create users table</text:a> </text:p>
          </table:table-cell>
          <table:table-cell table:style-name="ce8" office:value-type="string" calcext:value-type="string">
            <text:p>Nickname: varchar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1" xlink:type="simple">create users table</text:a> </text:p>
          </table:table-cell>
          <table:table-cell table:style-name="ce8" office:value-type="string" calcext:value-type="string">
            <text:p>Age: integer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1" xlink:type="simple">create users table</text:a> </text:p>
          </table:table-cell>
          <table:table-cell table:style-name="ce8" office:value-type="string" calcext:value-type="string">
            <text:p>Gender: varchar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1" xlink:type="simple">create users table</text:a> </text:p>
          </table:table-cell>
          <table:table-cell table:style-name="ce8" office:value-type="string" calcext:value-type="string">
            <text:p>First Name: text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1" xlink:type="simple">create users table</text:a> </text:p>
          </table:table-cell>
          <table:table-cell table:style-name="ce8" office:value-type="string" calcext:value-type="string">
            <text:p>Last Name: text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1" xlink:type="simple">create users table</text:a> </text:p>
          </table:table-cell>
          <table:table-cell table:style-name="ce8" office:value-type="string" calcext:value-type="string">
            <text:p>E-mail: text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1" xlink:type="simple">create users table</text:a> </text:p>
          </table:table-cell>
          <table:table-cell table:style-name="ce8" office:value-type="string" calcext:value-type="string">
            <text:p>Password: hash</text:p>
          </table:table-cell>
          <table:table-cell table:number-columns-repeated="5"/>
          <table:table-cell table:style-name="Default"/>
        </table:table-row>
      </table:table>
      <table:table table:name="project tree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- jaava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 main.g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- backend/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s text:c="4"/>- config/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<text:s text:c="8"/>- db_connect.go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<text:s text:c="8"/>- websocket.go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 text:c="4"/>- data/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<text:s text:c="8"/>- register.go</text:p>
          </table:table-cell>
          <table:table-cell office:value-type="string" calcext:value-type="string">
            <text:p>-contains user struct and registerhandl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 text:c="4"/>- handlers/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<text:s text:c="8"/>- handle_login.go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<text:s text:c="8"/>- handle_logged.go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<text:s text:c="8"/>- posts.go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<text:s text:c="8"/>- messages.go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<text:s text:c="4"/>- models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<text:s text:c="8"/>- user.go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 text:c="8"/>- post.go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 text:c="8"/>- message.g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- rtlforum.d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- rltforum.d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- SQLite_rltforum.sq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- clientfrontend/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s text:c="4"/>- static/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<text:s text:c="8"/>- styles.cs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 text:c="4"/>- templates/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<text:s text:c="8"/>- index.htm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- login.htm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-register.htm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 .gitignor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- go.mo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- go.s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- README.md</text:p>
          </table:table-cell>
          <table:table-cell table:number-columns-repeated="7"/>
        </table:table-row>
        <table:table-row table:style-name="ro1" table:number-rows-repeated="5">
          <table:table-cell table:number-columns-repeated="10"/>
        </table:table-row>
        <table:table-row table:style-name="ro2">
          <table:table-cell table:number-columns-repeated="2"/>
          <table:table-cell table:style-name="ce3" office:value-type="string" calcext:value-type="string">
            <text:p>following is old, do not use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acke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comments.go</text:p>
          </table:table-cell>
          <table:table-cell office:value-type="string" calcext:value-type="string">
            <text:p>struct commen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ten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nsert commen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et_comments</text:p>
          </table:table-cell>
          <table:table-cell office:value-type="string" calcext:value-type="string">
            <text:p>post_ID j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andl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in.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rontend</text:p>
          </table:table-cell>
          <table:table-cell office:value-type="string" calcext:value-type="string">
            <text:p>siin on variant kas teha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siin on variant kas </text:p>
          </table:table-cell>
          <table:table-cell office:value-type="string" calcext:value-type="string">
            <text:p>vu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ea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ngula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j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htm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ss</text:p>
          </table:table-cell>
          <table:table-cell table:number-columns-repeated="5"/>
        </table:table-row>
      </table:table>
      <table:table table:name="soovitan oppida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go get -u github.com/mattn/go-sqlite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o get golang.org/x/crypto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<text:a xlink:href="https://javascript.plainenglish.io/my-salary-increased-13-times-in-5-years-here-is-how-i-did-it-bb3a2a945037" xlink:type="simple">https://javascript.plainenglish.io/my-salary-increased-13-times-in-5-years-here-is-how-i-did-it-bb3a2a945037</text:a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22:00:07.636921335</meta:creation-date>
    <dc:date>2023-06-13T00:16:25.026885933</dc:date>
    <meta:editing-duration>P21DT3H58M59S</meta:editing-duration>
    <meta:editing-cycles>31</meta:editing-cycles>
    <meta:generator>LibreOffice/7.3.7.2$Linux_X86_64 LibreOffice_project/30$Build-2</meta:generator>
    <meta:document-statistic meta:table-count="3" meta:cell-count="307" meta:object-count="0"/>
  </office:meta>
</office:document-meta>
</file>